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1.92cm, 14.454cm, 1.15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91cm"/>
    </style:style>
    <style:style style:name="gr7" style:family="graphic" style:parent-style-name="standard">
      <style:graphic-properties draw:stroke="none" draw:fill="none" fo:min-height="1.44cm"/>
    </style:style>
    <style:style style:name="gr8" style:family="graphic" style:parent-style-name="standard">
      <style:graphic-properties draw:stroke="none" draw:fill="none" fo:min-height="2.879cm"/>
    </style:style>
    <style:style style:name="gr9" style:family="graphic" style:parent-style-name="standard">
      <style:graphic-properties draw:stroke="solid" svg:stroke-width="0.051cm" svg:stroke-color="#3333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3333ff" draw:marker-start-width="0.276cm" draw:marker-end-width="0.276cm" draw:fill="none" fo:min-height="1.754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3333ff" draw:marker-start-width="0.276cm" draw:marker-end-width="0.276cm" draw:fill="none" draw:fill-color="#99ff99" draw:opacity="25%" draw:auto-grow-height="true" draw:auto-grow-width="false" fo:max-height="0cm" fo:min-height="1.754cm" fo:padding-top="0.15cm" fo:padding-bottom="0.15cm" fo:padding-left="0.275cm" fo:padding-right="0.275cm" draw:shadow-offset-x="0.203cm" draw:shadow-offset-y="0.203cm" draw:shadow-opacity="25%"/>
    </style:style>
    <style:style style:name="gr12" style:family="graphic" style:parent-style-name="standard">
      <style:graphic-properties draw:stroke="solid" svg:stroke-width="0.051cm" svg:stroke-color="#3333ff" draw:marker-start-width="0.276cm" draw:marker-end-width="0.276cm" draw:fill="none" fo:min-height="3.507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</style:style>
    <style:style style:name="gr14" style:family="graphic" style:parent-style-name="standard">
      <style:graphic-properties draw:stroke="none" draw:fill="none" fo:min-height="2.1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13cm"/>
    </style:style>
    <style:style style:name="gr16" style:family="graphic" style:parent-style-name="standard">
      <style:graphic-properties draw:stroke="none" draw:fill="none" fo:min-height="1.472cm"/>
    </style:style>
    <style:style style:name="gr17" style:family="graphic" style:parent-style-name="standard">
      <style:graphic-properties draw:stroke="none" draw:fill="none" fo:min-height="12.272cm"/>
    </style:style>
    <style:style style:name="gr18" style:family="graphic" style:parent-style-name="standard">
      <style:graphic-properties draw:stroke="none" draw:fill="none" fo:min-height="1.7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6cm"/>
    </style:style>
    <style:style style:name="gr20" style:family="graphic" style:parent-style-name="standard">
      <style:graphic-properties draw:stroke="none" draw:fill="none" fo:min-height="1.754cm"/>
    </style:style>
    <style:style style:name="gr21" style:family="graphic" style:parent-style-name="standard">
      <style:graphic-properties svg:stroke-width="0.102cm" svg:stroke-color="#ffff00" draw:marker-start-width="0.352cm" draw:marker-end-width="0.352cm" draw:fill="solid" draw:fill-color="#000099" draw:textarea-horizontal-align="justify" draw:textarea-vertical-align="middle" draw:auto-grow-height="false" fo:min-height="0cm" fo:min-width="20.228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66cm"/>
    </style:style>
    <style:style style:name="gr23" style:family="graphic" style:parent-style-name="standard">
      <style:graphic-properties svg:stroke-width="0.254cm" svg:stroke-color="#ffff00" draw:marker-start-width="0.579cm" draw:marker-end-width="0.579cm" draw:fill="solid" draw:fill-color="#ff0000" draw:textarea-horizontal-align="justify" draw:textarea-vertical-align="middle" draw:auto-grow-height="false" fo:min-height="1.338cm" fo:min-width="0.783cm" fo:padding-top="0.25cm" fo:padding-bottom="0.25cm" fo:padding-left="0.375cm" fo:padding-right="0.3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</style:style>
    <style:style style:name="gr25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7.013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26cm"/>
    </style:style>
    <style:style style:name="gr27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ff" draw:marker-start-width="0.276cm" draw:marker-end-width="0.276cm" draw:fill="none" fo:min-height="7.01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30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3.507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/>
      <style:paragraph-properties fo:text-align="center"/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P13" style:family="paragraph">
      <loext:graphic-properties draw:fill="none"/>
      <style:paragraph-properties fo:text-align="center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/>
      <style:paragraph-properties fo:text-align="center"/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P15" style:family="paragraph">
      <loext:graphic-properties draw:fill="none" draw:fill-color="#99ff99" draw:opacity="25%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paragraph-properties fo:text-align="start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17" style:family="paragraph">
      <loext:graphic-properties draw:fill="none"/>
      <style:paragraph-properties fo:text-align="start"/>
      <style:text-properties fo:font-size="44pt" style:font-size-asian="44pt" style:font-size-complex="44pt"/>
    </style:style>
    <style:style style:name="P18" style:family="paragraph">
      <loext:graphic-properties draw:fill="none" draw:fill-color="#ffffff"/>
      <style:paragraph-properties fo:text-align="start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000099"/>
      <style:paragraph-properties fo:text-align="center"/>
    </style:style>
    <style:style style:name="P22" style:family="paragraph">
      <loext:graphic-properties draw:fill="none" draw:fill-color="#ffffff"/>
      <style:paragraph-properties fo:text-align="start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solid" draw:fill-color="#ff0000"/>
      <style:paragraph-properties fo:text-align="center"/>
    </style:style>
    <style:style style:name="T1" style:family="text"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77216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5" style:family="text">
      <style:text-properties fo:color="#0000f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6" style:family="text">
      <style:text-properties fo:color="#b2b2b2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7" style:family="text">
      <style:text-properties fo:color="#0000ff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8" style:family="text">
      <style:text-properties fo:color="#00cc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9" style:family="text">
      <style:text-properties fo:color="#00cccc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10" style:family="text">
      <style:text-properties fo:color="#0000ff" style:font-name="Century Schoolbook L" fo:font-size="29.5pt" fo:font-weight="bold" style:font-size-asian="29.5pt" style:font-weight-asian="bold" style:font-size-complex="29.5pt" style:font-weight-complex="bold"/>
    </style:style>
    <style:style style:name="T11" style:family="text"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T12" style:family="text">
      <style:text-properties fo:color="#0000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3" style:family="text">
      <style:text-properties fo:color="#ff3333" style:font-name="Century Schoolbook L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9933" style:font-name="Century Schoolbook L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661900" style:font-name="Century Schoolbook L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000000" style:font-name="Century Schoolbook L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999999" style:font-name="Century Schoolbook L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00ff" style:font-name="Century Schoolbook L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6600" style:font-name="Century Schoolbook L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cc00cc" style:font-name="Century Schoolbook L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color="#9999ff" style:font-name="Century Schoolbook L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007826" style:font-name="Century Schoolbook L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cc00cc" style:font-name="Century Schoolbook L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77216f" style:font-name="Century Schoolbook L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color="#800000" style:font-name="Century Schoolbook L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00cc00" style:font-name="Century Schoolbook L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461900" style:font-name="Century Schoolbook L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color="#0066ff" style:font-name="Century Schoolbook L" fo:font-size="36pt" fo:font-weight="normal" style:font-size-asian="36pt" style:font-weight-asian="normal" style:font-size-complex="36pt" style:font-weight-complex="normal"/>
    </style:style>
    <style:style style:name="T33" style:family="text">
      <style:text-properties fo:color="#660066" style:font-name="Century Schoolbook L" fo:font-size="44pt" fo:font-weight="bold" style:font-size-asian="44pt" style:font-weight-asian="bold" style:font-size-complex="44pt" style:font-weight-complex="bold"/>
    </style:style>
    <style:style style:name="T34" style:family="text">
      <style:text-properties fo:color="#660066" style:font-name="Century Schoolbook L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660066" style:font-name="Century Schoolbook L" fo:font-size="36pt" fo:font-weight="normal" style:font-size-asian="36pt" style:font-weight-asian="normal" style:font-size-complex="36pt" style:font-weight-complex="normal"/>
    </style:style>
    <style:style style:name="T36" style:family="text">
      <style:text-properties fo:color="#801900" style:font-name="Century Schoolbook L" fo:font-size="36pt" fo:font-weight="normal" style:font-size-asian="36pt" style:font-weight-asian="normal" style:font-size-complex="36pt" style:font-weight-complex="normal"/>
    </style:style>
    <style:style style:name="T37" style:family="text">
      <style:text-properties style:font-name="Century Schoolbook L" fo:font-size="36pt" fo:font-weight="bold" style:font-size-asian="36pt" style:font-weight-asian="bold" style:font-size-complex="36pt" style:font-weight-complex="bold"/>
    </style:style>
    <style:style style:name="T38" style:family="text">
      <style:text-properties style:font-name="Century Schoolbook L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00cccc" style:font-name="Century Schoolbook L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9999" style:font-name="Century Schoolbook L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808080" style:font-name="Century Schoolbook L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0066ff" style:font-name="Century Schoolbook L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00cc" style:font-name="Century Schoolbook L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color="#3333ff" style:font-name="Century Schoolbook L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">
            <text:p/>
          </draw:image>
        </draw:frame>
        <draw:frame draw:style-name="gr2" draw:text-style-name="P2" draw:layer="layout" svg:width="13.716cm" svg:height="4.146cm" svg:x="7.328cm" svg:y="7.551cm">
          <draw:text-box>
            <text:p><text:span text:style-name="T1">\Englis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">
            <text:p/>
          </draw:image>
        </draw:frame>
        <draw:frame draw:style-name="gr2" draw:text-style-name="P4" draw:layer="layout" svg:width="9.906cm" svg:height="4.146cm" svg:x="9.398cm" svg:y="0.427cm">
          <draw:text-box>
            <text:p><text:span text:style-name="T2">basics</text:span></text:p>
          </draw:text-box>
        </draw:frame>
        <draw:frame draw:style-name="gr4" draw:text-style-name="P6" draw:layer="layout" svg:width="19.352cm" svg:height="2.004cm" svg:x="1.222cm" svg:y="12.957cm">
          <draw:text-box>
            <text:p text:style-name="P5"><text:span text:style-name="T3">- compiled to x86_64 NASM</text:span></text:p>
          </draw:text-box>
        </draw:frame>
        <draw:frame draw:style-name="gr4" draw:text-style-name="P6" draw:layer="layout" svg:width="12.93cm" svg:height="2.004cm" svg:x="1.294cm" svg:y="9.364cm">
          <draw:text-box>
            <text:p text:style-name="P5"><text:span text:style-name="T3">- highly functional</text:span></text:p>
          </draw:text-box>
        </draw:frame>
        <draw:frame draw:style-name="gr4" draw:text-style-name="P6" draw:layer="layout" svg:width="21.392cm" svg:height="2.004cm" svg:x="1.214cm" svg:y="16.492cm">
          <draw:text-box>
            <text:p text:style-name="P5"><text:span text:style-name="T3">- strongly, statically typed</text:span></text:p>
          </draw:text-box>
        </draw:frame>
        <draw:frame draw:style-name="gr5" draw:text-style-name="P6" draw:layer="layout" svg:width="25.884cm" svg:height="3.757cm" svg:x="1.294cm" svg:y="4.464cm">
          <draw:text-box>
            <text:p text:style-name="P5"><text:span text:style-name="T3">- syntax consists of programmatically-defined operato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3cm" svg:y="0.004cm">
          <draw:image xlink:href="">
            <text:p/>
          </draw:image>
        </draw:frame>
        <draw:frame draw:style-name="gr6" draw:text-style-name="P8" draw:layer="layout" svg:width="28.007cm" svg:height="8.041cm" svg:x="0.003cm" svg:y="0.427cm">
          <draw:text-box>
            <text:p text:style-name="P7"><text:span text:style-name="T2">programmatically-defined syntax</text:span></text:p>
          </draw:text-box>
        </draw:frame>
        <draw:frame draw:style-name="gr5" draw:text-style-name="P6" draw:layer="layout" svg:width="26.392cm" svg:height="3.757cm" svg:x="1.294cm" svg:y="8.469cm">
          <draw:text-box>
            <text:p text:style-name="P5"><text:span text:style-name="T3">- readability with inlaid words and punctuation</text:span></text:p>
          </draw:text-box>
        </draw:frame>
        <draw:frame draw:style-name="gr5" draw:text-style-name="P6" draw:layer="layout" svg:width="26.392cm" svg:height="3.757cm" svg:x="1.27cm" svg:y="12.424cm">
          <draw:text-box>
            <text:p text:style-name="P5"><text:span text:style-name="T3">- high-order functionality augments this readability</text:span></text:p>
          </draw:text-box>
        </draw:frame>
        <draw:frame draw:style-name="gr4" draw:text-style-name="P6" draw:layer="layout" svg:width="11.176cm" svg:height="2.004cm" svg:x="1.27cm" svg:y="16.425cm">
          <draw:text-box>
            <text:p text:style-name="P5"><text:span text:style-name="T3">- adds 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" draw:id="id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">
            <text:p/>
          </draw:image>
        </draw:frame>
        <draw:frame draw:style-name="gr6" draw:text-style-name="P8" draw:layer="layout" svg:width="27.084cm" svg:height="8.041cm" svg:x="0.508cm" svg:y="-0.674cm">
          <draw:text-box>
            <text:p text:style-name="P7"><text:span text:style-name="T2">programmatically-defined syntax</text:span></text:p>
          </draw:text-box>
        </draw:frame>
        <draw:frame draw:style-name="gr7" draw:text-style-name="P10" draw:layer="layout" svg:width="26.752cm" svg:height="1.69cm" svg:x="0.68cm" svg:y="8.026cm">
          <draw:text-box>
            <text:p><text:span text:style-name="T4">define</text:span><text:span text:style-name="T5"> </text:span><text:span text:style-name="T6">{modifiers}</text:span><text:span text:style-name="T7"> </text:span><text:span text:style-name="T8">&lt;</text:span><text:span text:style-name="T7">{type}</text:span><text:span text:style-name="T8">&gt;</text:span><text:span text:style-name="T7"> {declaration}</text:span><text:span text:style-name="T9">:</text:span><text:span text:style-name="T10"> </text:span><text:span text:style-name="T7">{body}</text:span><text:span text:style-name="T9">;</text:span></text:p>
          </draw:text-box>
        </draw:frame>
        <draw:frame draw:style-name="gr8" draw:text-style-name="P10" draw:layer="layout" svg:width="26.83cm" svg:height="3.129cm" svg:x="0.762cm" svg:y="10.948cm">
          <draw:text-box>
            <text:p><text:span text:style-name="T11">- </text:span><text:span text:style-name="T12">{type}</text:span><text:span text:style-name="T11"> is the return type of the operator; this may become optional in later versions.</text:span></text:p>
          </draw:text-box>
        </draw:frame>
        <draw:frame draw:style-name="gr8" draw:text-style-name="P10" draw:layer="layout" svg:width="27.238cm" svg:height="3.129cm" svg:x="0.762cm" svg:y="13.949cm">
          <draw:text-box>
            <text:p><text:span text:style-name="T11">- </text:span><text:span text:style-name="T12">{declaration}</text:span><text:span text:style-name="T11"> is a context-dependent grammatical description of the operator's syntax</text:span></text:p>
          </draw:text-box>
        </draw:frame>
        <draw:frame draw:style-name="gr8" draw:text-style-name="P10" draw:layer="layout" svg:width="27.94cm" svg:height="3.129cm" svg:x="0.262cm" svg:y="16.95cm">
          <draw:text-box>
            <text:p><text:span text:style-name="T11">- </text:span><text:span text:style-name="T12">{body}</text:span><text:span text:style-name="T11"> is a series of operators that represents the operations this operator will execute when called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4cm">
          <draw:image xlink:href="">
            <text:p/>
          </draw:image>
        </draw:frame>
        <draw:frame draw:style-name="gr6" draw:text-style-name="P8" draw:layer="layout" svg:width="28.007cm" svg:height="8.041cm" svg:x="0.003cm" svg:y="-0.673cm">
          <draw:text-box>
            <text:p text:style-name="P7"><text:span text:style-name="T2">programmatically-defined syntax</text:span></text:p>
          </draw:text-box>
        </draw:frame>
        <draw:frame draw:style-name="gr9" draw:text-style-name="P11" draw:layer="layout" svg:width="16.772cm" svg:height="2.054cm" svg:x="5.414cm" svg:y="6.87cm">
          <draw:text-box>
            <text:p text:style-name="P7"><text:span text:style-name="T13">&lt;</text:span><text:span text:style-name="T14">int</text:span><text:span text:style-name="T15"> </text:span><text:span text:style-name="T16">Num1</text:span><text:span text:style-name="T13">&gt;</text:span><text:span text:style-name="T17"> -</text:span><text:span text:style-name="T15"> </text:span><text:span text:style-name="T13">&lt;</text:span><text:span text:style-name="T14">int</text:span><text:span text:style-name="T15"> </text:span><text:span text:style-name="T16">Num2</text:span><text:span text:style-name="T13">&gt;</text:span></text:p>
          </draw:text-box>
        </draw:frame>
        <draw:frame draw:style-name="gr10" draw:text-style-name="P12" draw:layer="layout" svg:width="7.874cm" svg:height="2.054cm" svg:x="10.064cm" svg:y="8.974cm">
          <draw:text-box>
            <text:p text:style-name="P7"><text:span text:style-name="T18">5 </text:span><text:span text:style-name="T17">-</text:span><text:span text:style-name="T18"> 7</text:span></text:p>
          </draw:text-box>
        </draw:frame>
        <draw:frame draw:style-name="gr9" draw:text-style-name="P11" draw:layer="layout" svg:width="26.159cm" svg:height="2.054cm" svg:x="1.003cm" svg:y="16.37cm">
          <draw:text-box>
            <text:p text:style-name="P7"><text:span text:style-name="T17">/”</text:span><text:span text:style-name="T19">(</text:span><text:span text:style-name="T20">.</text:span><text:span text:style-name="T21">+?</text:span><text:span text:style-name="T19">)</text:span><text:span text:style-name="T17">”/</text:span></text:p>
          </draw:text-box>
        </draw:frame>
        <draw:frame draw:style-name="gr10" draw:text-style-name="P13" draw:layer="layout" svg:width="22.768cm" svg:height="2.054cm" svg:x="3.186cm" svg:y="18.434cm">
          <draw:text-box>
            <text:p text:style-name="P7"><text:span text:style-name="T22">/”</text:span><text:span text:style-name="T23">\w</text:span><text:span text:style-name="T18">[</text:span><text:span text:style-name="T23">\w</text:span><text:span text:style-name="T18">.]</text:span><text:span text:style-name="T23">*</text:span><text:span text:style-name="T18">@</text:span><text:span text:style-name="T23">\w+</text:span><text:span text:style-name="T24">\</text:span><text:span text:style-name="T18">.</text:span><text:span text:style-name="T23">\w{</text:span><text:span text:style-name="T18">2</text:span><text:span text:style-name="T23">,</text:span><text:span text:style-name="T18">4</text:span><text:span text:style-name="T23">}</text:span><text:span text:style-name="T22">”/</text:span></text:p>
          </draw:text-box>
        </draw:frame>
        <draw:frame draw:style-name="gr9" draw:text-style-name="P11" draw:layer="layout" svg:width="26.401cm" svg:height="2.054cm" svg:x="0.962cm" svg:y="11.57cm">
          <draw:text-box>
            <text:p text:style-name="P7"><text:span text:style-name="T19">(</text:span><text:span text:style-name="T13">&lt;</text:span><text:span text:style-name="T14">int</text:span><text:span text:style-name="T15"> </text:span><text:span text:style-name="T16">Numbers</text:span><text:span text:style-name="T13">&gt;</text:span><text:span text:style-name="T17">,</text:span><text:span text:style-name="T15"> </text:span><text:span text:style-name="T19">)</text:span><text:span text:style-name="T21">+</text:span><text:span text:style-name="T15"> </text:span><text:span text:style-name="T17">and</text:span><text:span text:style-name="T15"> </text:span><text:span text:style-name="T13">&lt;</text:span><text:span text:style-name="T14">int</text:span><text:span text:style-name="T15"> </text:span><text:span text:style-name="T16">Last Num</text:span><text:span text:style-name="T13">&gt;</text:span></text:p>
          </draw:text-box>
        </draw:frame>
        <draw:frame draw:style-name="gr10" draw:text-style-name="P13" draw:layer="layout" svg:width="9.545cm" svg:height="2.054cm" svg:x="8.871cm" svg:y="13.634cm">
          <draw:text-box>
            <text:p text:style-name="P7"><text:span text:style-name="T18">15</text:span><text:span text:style-name="T17">,</text:span><text:span text:style-name="T22"> </text:span><text:span text:style-name="T18">3</text:span><text:span text:style-name="T17">,</text:span><text:span text:style-name="T22"> </text:span><text:span text:style-name="T18">7</text:span><text:span text:style-name="T17">, and</text:span><text:span text:style-name="T22"> </text:span><text:span text:style-name="T18">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4" draw:text-style-name="P6" draw:layer="layout" svg:width="26.138cm" svg:height="2.004cm" svg:x="1.294cm" svg:y="5.365cm">
          <draw:text-box>
            <text:p text:style-name="P5"><text:span text:style-name="T3">- high order functionality</text:span></text:p>
          </draw:text-box>
        </draw:frame>
        <draw:frame draw:style-name="gr5" draw:text-style-name="P6" draw:layer="layout" svg:width="26.138cm" svg:height="3.757cm" svg:x="1.294cm" svg:y="13.167cm">
          <draw:text-box>
            <text:p text:style-name="P5"><text:span text:style-name="T3">- heavily optimizable with finalization and other techniques</text:span></text:p>
          </draw:text-box>
        </draw:frame>
        <draw:frame draw:style-name="gr4" draw:text-style-name="P6" draw:layer="layout" svg:width="26.138cm" svg:height="2.004cm" svg:x="1.294cm" svg:y="7.865cm">
          <draw:text-box>
            <text:p text:style-name="P5"><text:span text:style-name="T3">- partially applicable functionality</text:span></text:p>
          </draw:text-box>
        </draw:frame>
        <draw:frame draw:style-name="gr4" draw:text-style-name="P6" draw:layer="layout" svg:width="26.138cm" svg:height="2.004cm" svg:x="1.294cm" svg:y="10.365cm">
          <draw:text-box>
            <text:p text:style-name="P5"><text:span text:style-name="T3">- no void retur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9" draw:text-style-name="P11" draw:layer="layout" svg:width="19.976cm" svg:height="2.054cm" svg:x="4.41cm" svg:y="5.07cm">
          <draw:text-box>
            <text:p text:style-name="P7"><text:span text:style-name="T13">&lt;</text:span><text:span text:style-name="T25">bit</text:span><text:span text:style-name="T15"> </text:span><text:span text:style-name="T16">Left</text:span><text:span text:style-name="T13">&gt;</text:span><text:span text:style-name="T26"> </text:span><text:span text:style-name="T17">or</text:span><text:span text:style-name="T26"> </text:span><text:span text:style-name="T13">&lt;</text:span><text:span text:style-name="T27">op</text:span><text:span text:style-name="T28">()=&gt;</text:span><text:span text:style-name="T25">bit</text:span><text:span text:style-name="T15"> </text:span><text:span text:style-name="T29">Right</text:span><text:span text:style-name="T13">&gt;</text:span></text:p>
          </draw:text-box>
        </draw:frame>
        <draw:frame draw:style-name="gr10" draw:text-style-name="P14" draw:layer="layout" svg:width="19.104cm" svg:height="2.054cm" svg:x="4.532cm" svg:y="7.134cm">
          <draw:text-box>
            <text:p text:style-name="P7"><text:span text:style-name="T16">List</text:span><text:span text:style-name="T28"> = </text:span><text:span text:style-name="T27">null</text:span><text:span text:style-name="T28"> </text:span><text:span text:style-name="T17">or</text:span><text:span text:style-name="T28"> </text:span><text:span text:style-name="T16">List</text:span><text:span text:style-name="T28"> contains </text:span><text:span text:style-name="T18">3</text:span></text:p>
          </draw:text-box>
        </draw:frame>
        <draw:frame draw:style-name="gr11" draw:text-style-name="P15" draw:layer="layout" svg:width="27.878cm" svg:height="2.054cm" svg:x="0.008cm" svg:y="11.97cm">
          <draw:text-box>
            <text:p text:style-name="P7"><text:span text:style-name="T13">&lt;</text:span><text:span text:style-name="T27">op</text:span><text:span text:style-name="T28">(</text:span><text:span text:style-name="T30">@</text:span><text:span text:style-name="T28">)=&gt;</text:span><text:span text:style-name="T25">bit</text:span><text:span text:style-name="T15"> </text:span><text:span text:style-name="T31">Op</text:span><text:span text:style-name="T13">&gt;</text:span><text:span text:style-name="T17">'s index in </text:span><text:span text:style-name="T13">&lt;</text:span><text:span text:style-name="T25">list</text:span><text:span text:style-name="T15"> </text:span><text:span text:style-name="T28">of</text:span><text:span text:style-name="T15"> </text:span><text:span text:style-name="T30">@</text:span><text:span text:style-name="T28">s</text:span><text:span text:style-name="T15"> </text:span><text:span text:style-name="T29">List</text:span><text:span text:style-name="T13">&gt;</text:span></text:p>
          </draw:text-box>
        </draw:frame>
        <draw:frame draw:style-name="gr12" draw:text-style-name="P13" draw:layer="layout" svg:width="27.99cm" svg:height="3.807cm" svg:x="0.01cm" svg:y="13.934cm">
          <draw:text-box>
            <text:p text:style-name="P7"><text:span text:style-name="T28">(</text:span><text:span text:style-name="T13">&lt;</text:span><text:span text:style-name="T25">regex</text:span><text:span text:style-name="T13">&gt;</text:span><text:span text:style-name="T22"> </text:span><text:span text:style-name="T28">matches </text:span><text:span text:style-name="T32">“3F”</text:span><text:span text:style-name="T28">)</text:span><text:span text:style-name="T17">'s index in</text:span><text:span text:style-name="T22"> </text:span><text:span text:style-name="T18">/”</text:span><text:span text:style-name="T23">.</text:span><text:span text:style-name="T18">”/</text:span><text:span text:style-name="T28">,</text:span><text:span text:style-name="T18"> /”</text:span><text:span text:style-name="T23">\w</text:span><text:span text:style-name="T18">”/</text:span><text:span text:style-name="T28">,</text:span><text:span text:style-name="T18"> </text:span><text:span text:style-name="T28">and</text:span><text:span text:style-name="T18"> /”</text:span><text:span text:style-name="T23">\w+</text:span><text:span text:style-name="T18">”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2cm" svg:y="0.003cm">
          <draw:image xlink:href="">
            <text:p/>
          </draw:image>
        </draw:frame>
        <draw:frame draw:style-name="gr2" draw:text-style-name="P16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4" draw:text-style-name="P6" draw:layer="layout" svg:width="26.392cm" svg:height="2.004cm" svg:x="1.294cm" svg:y="8.067cm">
          <draw:text-box>
            <text:p text:style-name="P5"><text:span text:style-name="T3">- program product is more efficient</text:span></text:p>
          </draw:text-box>
        </draw:frame>
        <draw:frame draw:style-name="gr4" draw:text-style-name="P6" draw:layer="layout" svg:width="26.392cm" svg:height="2.004cm" svg:x="1.294cm" svg:y="11.968cm">
          <draw:text-box>
            <text:p text:style-name="P5"><text:span text:style-name="T3">- NASM assembler is freely licensed</text:span></text:p>
          </draw:text-box>
        </draw:frame>
        <draw:frame draw:style-name="gr13" draw:text-style-name="P6" draw:layer="layout" svg:width="26.392cm" svg:height="4.535cm" svg:x="1.294cm" svg:y="15.869cm">
          <draw:text-box>
            <text:p text:style-name="P5"><text:span text:style-name="T3">- Assembly does not restrict the language's abilities</text:span></text:p>
          </draw:text-box>
        </draw:frame>
        <draw:frame draw:style-name="gr14" draw:text-style-name="P17" draw:layer="layout" svg:width="3.828cm" svg:height="2.393cm" svg:x="12.328cm" svg:y="4.588cm">
          <draw:text-box>
            <text:p text:style-name="P5"><text:span text:style-name="T33">as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2cm" svg:y="0.003cm">
          <draw:image xlink:href="">
            <text:p/>
          </draw:image>
        </draw:frame>
        <draw:frame draw:style-name="gr2" draw:text-style-name="P16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15" draw:text-style-name="P18" draw:layer="layout" svg:width="25.368cm" svg:height="7.263cm" svg:x="0.794cm" svg:y="7.37cm">
          <draw:text-box>
            <text:p text:style-name="P5"><text:span text:style-name="T34">asm</text:span><text:span text:style-name="T15"> </text:span><text:span text:style-name="T34">cmp</text:span><text:span text:style-name="T15"> </text:span><text:span text:style-name="T29">Cond</text:span><text:span text:style-name="T28">, 0</text:span></text:p>
            <text:p text:style-name="P5"><text:span text:style-name="T34">asm jne</text:span><text:span text:style-name="T15"> </text:span><text:span text:style-name="T35">if_end</text:span></text:p>
            <text:p text:style-name="P5"><text:span text:style-name="T27">run</text:span><text:span text:style-name="T15"> </text:span><text:span text:style-name="T36">True Branch</text:span></text:p>
            <text:p text:style-name="P5"><text:span text:style-name="T34">asm</text:span><text:span text:style-name="T15"> </text:span><text:span text:style-name="T35">if_end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7" draw:text-style-name="P10" draw:layer="layout" svg:width="15.068cm" svg:height="1.69cm" svg:x="0.68cm" svg:y="4.727cm">
          <draw:text-box>
            <text:p><text:span text:style-name="T4">run</text:span><text:span text:style-name="T5"> </text:span><text:span text:style-name="T7">{ops} </text:span><text:span text:style-name="T4">with </text:span><text:span text:style-name="T7">{arguments}</text:span></text:p>
          </draw:text-box>
        </draw:frame>
        <draw:frame draw:style-name="gr8" draw:text-style-name="P10" draw:layer="layout" svg:width="26.83cm" svg:height="3.129cm" svg:x="0.762cm" svg:y="6.149cm">
          <draw:text-box>
            <text:p><text:span text:style-name="T11">- </text:span><text:span text:style-name="T12">{ops}</text:span><text:span text:style-name="T11"> is a list of operators to run.</text:span></text:p>
          </draw:text-box>
        </draw:frame>
        <draw:frame draw:style-name="gr7" draw:text-style-name="P10" draw:layer="layout" svg:width="23.876cm" svg:height="1.69cm" svg:x="0.762cm" svg:y="7.85cm">
          <draw:text-box>
            <text:p><text:span text:style-name="T11">- </text:span><text:span text:style-name="T12">{arguments}</text:span><text:span text:style-name="T11"> is a list of arguments to pass.</text:span></text:p>
          </draw:text-box>
        </draw:frame>
        <draw:frame draw:style-name="gr16" draw:text-style-name="P10" draw:layer="layout" svg:width="27.32cm" svg:height="1.722cm" svg:x="0.68cm" svg:y="11.028cm">
          <draw:text-box>
            <text:p><text:span text:style-name="T4">run</text:span><text:span text:style-name="T5"> </text:span><text:span text:style-name="T7">{ops} </text:span><text:span text:style-name="T4">with </text:span><text:span text:style-name="T7">{arguments} </text:span><text:span text:style-name="T4">using </text:span><text:span text:style-name="T7">{contextual ops}</text:span></text:p>
          </draw:text-box>
        </draw:frame>
        <draw:frame draw:style-name="gr7" draw:text-style-name="P10" draw:layer="layout" svg:width="26.83cm" svg:height="1.69cm" svg:x="0.762cm" svg:y="12.75cm">
          <draw:text-box>
            <text:p><text:span text:style-name="T11">- </text:span><text:span text:style-name="T12">{ops}</text:span><text:span text:style-name="T11"> is a list of “incomplete” operators.</text:span></text:p>
          </draw:text-box>
        </draw:frame>
        <draw:frame draw:style-name="gr7" draw:text-style-name="P10" draw:layer="layout" svg:width="27.238cm" svg:height="1.69cm" svg:x="0.762cm" svg:y="14.451cm">
          <draw:text-box>
            <text:p><text:span text:style-name="T11">- </text:span><text:span text:style-name="T12">{arguments}</text:span><text:span text:style-name="T11"> is a list of arguments to pass to </text:span><text:span text:style-name="T7">ops</text:span><text:span text:style-name="T11">.</text:span></text:p>
          </draw:text-box>
        </draw:frame>
        <draw:frame draw:style-name="gr8" draw:text-style-name="P10" draw:layer="layout" svg:width="26.162cm" svg:height="3.129cm" svg:x="0.762cm" svg:y="16.451cm">
          <draw:text-box>
            <text:p><text:span text:style-name="T11">- </text:span><text:span text:style-name="T12">{contextual ops}</text:span><text:span text:style-name="T11"> is a list of context-specific operators that can be used to parse </text:span><text:span text:style-name="T7">ops</text:span><text:span text:style-name="T11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17" draw:text-style-name="P19" draw:layer="layout" svg:width="27.514cm" svg:height="12.522cm" svg:x="0.58cm" svg:y="6.827cm">
          <draw:text-box>
            <text:p><text:span text:style-name="T27">asm</text:span><text:span text:style-name="T37"> </text:span><text:span text:style-name="T28">while_start:</text:span><text:span text:style-name="T28"><text:tab/></text:span></text:p>
            <text:p><text:span text:style-name="T27">op</text:span><text:span text:style-name="T37"> </text:span><text:span text:style-name="T16">Break</text:span><text:span text:style-name="T37"> </text:span><text:span text:style-name="T38">:=</text:span><text:span text:style-name="T37"> </text:span><text:span text:style-name="T27">define</text:span><text:span text:style-name="T37"> break</text:span><text:span text:style-name="T39">:</text:span><text:span text:style-name="T37"> </text:span></text:p>
            <text:p><text:span text:style-name="T37"><text:tab/></text:span><text:span text:style-name="T27">asm</text:span><text:span text:style-name="T37"> </text:span><text:span text:style-name="T27">jmp</text:span><text:span text:style-name="T37"> </text:span><text:span text:style-name="T28">while_end</text:span><text:span text:style-name="T39">;</text:span></text:p>
            <text:p><text:span text:style-name="T38">if (</text:span><text:span text:style-name="T27">run</text:span><text:span text:style-name="T37"> </text:span><text:span text:style-name="T31">Condition</text:span><text:span text:style-name="T38">) = false,</text:span><text:span text:style-name="T37"> </text:span><text:span text:style-name="T27">run</text:span><text:span text:style-name="T37"> </text:span><text:span text:style-name="T16">Break</text:span></text:p>
            <text:p><text:span text:style-name="T27">run</text:span><text:span text:style-name="T37"> </text:span><text:span text:style-name="T31">Body</text:span><text:span text:style-name="T37"> </text:span><text:span text:style-name="T27">using</text:span><text:span text:style-name="T37"> </text:span><text:span text:style-name="T31">Condition</text:span><text:span text:style-name="T37"> </text:span><text:span text:style-name="T38">and</text:span><text:span text:style-name="T37"> </text:span><text:span text:style-name="T16">Break</text:span></text:p>
            <text:p><text:span text:style-name="T27">asm</text:span><text:span text:style-name="T37"> </text:span><text:span text:style-name="T27">jmp</text:span><text:span text:style-name="T37"> </text:span><text:span text:style-name="T28">while_start</text:span></text:p>
            <text:p><text:span text:style-name="T27">asm</text:span><text:span text:style-name="T37"> </text:span><text:span text:style-name="T28">while_end:</text:span></text:p>
          </draw:text-box>
        </draw:frame>
        <draw:frame draw:style-name="gr18" draw:text-style-name="P20" draw:layer="layout" svg:width="25.701cm" svg:height="2.005cm" svg:x="0.58cm" svg:y="4.727cm">
          <draw:text-box>
            <text:p><text:span text:style-name="T37">while </text:span><text:span text:style-name="T13">&lt;</text:span><text:span text:style-name="T27">op</text:span><text:span text:style-name="T38">()=&gt;</text:span><text:span text:style-name="T25">bit</text:span><text:span text:style-name="T37"> </text:span><text:span text:style-name="T16">Condition</text:span><text:span text:style-name="T13">&gt; &lt;</text:span><text:span text:style-name="T27">op</text:span><text:span text:style-name="T28">()</text:span><text:span text:style-name="T13"> </text:span><text:span text:style-name="T16">Body</text:span><text:span text:style-name="T13">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19" draw:text-style-name="P8" draw:layer="layout" svg:width="14.22cm" svg:height="11.936cm" svg:x="7.504cm" svg:y="3.728cm">
          <draw:text-box>
            <text:p text:style-name="P7"><text:span text:style-name="T2">strongly, statically typ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strong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understanding</text:span></text:p>
          </draw:text-box>
        </draw:frame>
        <draw:frame draw:style-name="gr4" draw:text-style-name="P11" draw:layer="layout" svg:width="26.528cm" svg:height="2.004cm" svg:x="0.762cm" svg:y="11.444cm">
          <draw:text-box>
            <text:p text:style-name="P7"><text:span text:style-name="T40">&lt;</text:span><text:span text:style-name="T25">string</text:span><text:span text:style-name="T40">&gt;</text:span><text:span text:style-name="T15"> </text:span><text:span text:style-name="T13">&lt;</text:span><text:span text:style-name="T25">string</text:span><text:span text:style-name="T15"> </text:span><text:span text:style-name="T16">S1</text:span><text:span text:style-name="T13">&gt;</text:span><text:span text:style-name="T15"> </text:span><text:span text:style-name="T41">\</text:span><text:span text:style-name="T17">+</text:span><text:span text:style-name="T15"> </text:span><text:span text:style-name="T13">&lt;</text:span><text:span text:style-name="T25">string</text:span><text:span text:style-name="T15"> </text:span><text:span text:style-name="T16">S2</text:span><text:span text:style-name="T13">&gt;</text:span></text:p>
          </draw:text-box>
        </draw:frame>
        <draw:frame draw:style-name="gr20" draw:text-style-name="P12" draw:layer="layout" svg:width="8.128cm" svg:height="2.004cm" svg:x="9.418cm" svg:y="15.978cm">
          <draw:text-box>
            <text:p text:style-name="P7"><text:span text:style-name="T31">Number</text:span><text:span text:style-name="T18"> </text:span><text:span text:style-name="T17">+</text:span><text:span text:style-name="T18"> 3</text:span></text:p>
          </draw:text-box>
        </draw:frame>
        <draw:frame draw:style-name="gr4" draw:text-style-name="P11" draw:layer="layout" svg:width="25.03cm" svg:height="2.004cm" svg:x="1.524cm" svg:y="13.644cm">
          <draw:text-box>
            <text:p text:style-name="P7"><text:span text:style-name="T40">&lt;</text:span><text:span text:style-name="T25">int</text:span><text:span text:style-name="T40">&gt;</text:span><text:span text:style-name="T15"> </text:span><text:span text:style-name="T13">&lt;</text:span><text:span text:style-name="T25">int</text:span><text:span text:style-name="T15"> </text:span><text:span text:style-name="T31">Num1</text:span><text:span text:style-name="T13">&gt;</text:span><text:span text:style-name="T15"> </text:span><text:span text:style-name="T41">\</text:span><text:span text:style-name="T17">+</text:span><text:span text:style-name="T15"> </text:span><text:span text:style-name="T13">&lt;</text:span><text:span text:style-name="T25">int</text:span><text:span text:style-name="T15"> </text:span><text:span text:style-name="T16">Num2</text:span><text:span text:style-name="T13">&gt;</text:span></text:p>
          </draw:text-box>
        </draw:frame>
        <draw:frame draw:style-name="gr4" draw:text-style-name="P6" draw:layer="layout" svg:width="21.566cm" svg:height="2.004cm" svg:x="1.294cm" svg:y="6.269cm">
          <draw:text-box>
            <text:p text:style-name="P5"><text:span text:style-name="T3">- decreases ambiguity</text:span></text:p>
          </draw:text-box>
        </draw:frame>
        <draw:frame draw:style-name="gr4" draw:text-style-name="P6" draw:layer="layout" svg:width="22.582cm" svg:height="2.004cm" svg:x="1.294cm" svg:y="7.97cm">
          <draw:text-box>
            <text:p text:style-name="P5"><text:span text:style-name="T3">- allows reuse of syntaxes</text:span></text:p>
          </draw:text-box>
        </draw:frame>
        <draw:custom-shape draw:style-name="gr21" draw:text-style-name="P21" draw:layer="layout" svg:width="20.828cm" svg:height="0.254cm" svg:x="3.556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statical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efficiency</text:span></text:p>
          </draw:text-box>
        </draw:frame>
        <draw:frame draw:style-name="gr4" draw:text-style-name="P6" draw:layer="layout" svg:width="24.36cm" svg:height="2.004cm" svg:x="1.294cm" svg:y="6.269cm">
          <draw:text-box>
            <text:p text:style-name="P5"><text:span text:style-name="T3">- increases understandability</text:span></text:p>
          </draw:text-box>
        </draw:frame>
        <draw:frame draw:style-name="gr4" draw:text-style-name="P6" draw:layer="layout" svg:width="24.868cm" svg:height="2.004cm" svg:x="1.294cm" svg:y="7.97cm">
          <draw:text-box>
            <text:p text:style-name="P5"><text:span text:style-name="T3">- reveals more errors at compile time</text:span></text:p>
          </draw:text-box>
        </draw:frame>
        <draw:frame draw:style-name="gr22" draw:text-style-name="P22" draw:layer="layout" svg:width="16.002cm" svg:height="9.016cm" svg:x="6.562cm" svg:y="10.945cm">
          <draw:text-box>
            <text:p text:style-name="P5"><text:span text:style-name="T25">int</text:span><text:span text:style-name="T16"> Value</text:span><text:span text:style-name="T22"> </text:span><text:span text:style-name="T28">:=</text:span><text:span text:style-name="T22"> </text:span><text:span text:style-name="T18">1</text:span></text:p>
            <text:p text:style-name="P5"><text:span text:style-name="T41">[…]</text:span></text:p>
            <text:p text:style-name="P5"><text:span text:style-name="T16">Value</text:span><text:span text:style-name="T28"> :=</text:span><text:span text:style-name="T22"> </text:span><text:span text:style-name="T42">“Hello, world!”</text:span></text:p>
            <text:p text:style-name="P5"><text:span text:style-name="T41">[…]</text:span></text:p>
            <text:p text:style-name="P5"><text:span text:style-name="T28">print</text:span><text:span text:style-name="T22"> </text:span><text:span text:style-name="T16">Value</text:span><text:span text:style-name="T22"> </text:span><text:span text:style-name="T28">+</text:span><text:span text:style-name="T22"> </text:span><text:span text:style-name="T18">3</text:span></text:p>
          </draw:text-box>
        </draw:frame>
        <draw:custom-shape draw:style-name="gr23" draw:text-style-name="P23" draw:layer="layout" svg:width="5.889cm" svg:height="6.194cm" draw:transform="rotate (-0.802851455917392) translate (3.695cm 11.32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48.8192101607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4" draw:text-style-name="P8" draw:layer="layout" svg:width="19.05cm" svg:height="15.831cm" svg:x="4.65cm" svg:y="2.528cm">
          <draw:text-box>
            <text:p text:style-name="P7"><text:span text:style-name="T2">modifiers, implicit conversions, and m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modifier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wrap around operators</text:span></text:p>
          </draw:text-box>
        </draw:frame>
        <draw:frame draw:style-name="gr25" draw:text-style-name="P22" draw:layer="layout" svg:width="23.624cm" svg:height="7.313cm" svg:x="2.162cm" svg:y="13.244cm">
          <draw:text-box>
            <text:p text:style-name="P5"><text:span text:style-name="T27">define</text:span><text:span text:style-name="T22"> </text:span><text:span text:style-name="T40">&lt;</text:span><text:span text:style-name="T27">modifier</text:span><text:span text:style-name="T40">&gt;</text:span><text:span text:style-name="T22"> </text:span><text:span text:style-name="T17">debugged </text:span><text:span text:style-name="T13">&lt;</text:span><text:span text:style-name="T27">op</text:span><text:span text:style-name="T13">&gt;</text:span><text:span text:style-name="T17">:</text:span></text:p>
            <text:p text:style-name="P5"><text:span text:style-name="T22"><text:tab/></text:span><text:span text:style-name="T28">print</text:span><text:span text:style-name="T22"> </text:span><text:span text:style-name="T42">“starting ”</text:span><text:span text:style-name="T22"> </text:span><text:span text:style-name="T28">+</text:span><text:span text:style-name="T22"> </text:span><text:span text:style-name="T16">Op</text:span><text:span text:style-name="T22"> </text:span><text:span text:style-name="T28">+</text:span><text:span text:style-name="T22"> </text:span><text:span text:style-name="T42">“...”</text:span></text:p>
            <text:p text:style-name="P5"><text:span text:style-name="T22"><text:tab/></text:span><text:span text:style-name="T27">run</text:span><text:span text:style-name="T22"> </text:span><text:span text:style-name="T16">Op</text:span></text:p>
            <text:p text:style-name="P5"><text:span text:style-name="T22"><text:tab/></text:span><text:span text:style-name="T28">print</text:span><text:span text:style-name="T22"> </text:span><text:span text:style-name="T42">“completed ”</text:span><text:span text:style-name="T22"> </text:span><text:span text:style-name="T28">+</text:span><text:span text:style-name="T22"> </text:span><text:span text:style-name="T29">Op</text:span><text:span text:style-name="T28">;</text:span></text:p>
          </draw:text-box>
        </draw:frame>
        <draw:frame draw:style-name="gr26" draw:text-style-name="P6" draw:layer="layout" svg:width="22.582cm" svg:height="5.51cm" svg:x="1.294cm" svg:y="5.67cm">
          <draw:text-box>
            <text:p text:style-name="P5"><text:span text:style-name="T3">- Python function decorators + Java/C++ visibility modifiers + Java annotations</text:span></text:p>
          </draw:text-box>
        </draw:frame>
        <draw:frame draw:style-name="gr4" draw:text-style-name="P6" draw:layer="layout" svg:width="22.582cm" svg:height="2.004cm" svg:x="1.294cm" svg:y="10.822cm">
          <draw:text-box>
            <text:p text:style-name="P5"><text:span text:style-name="T3">- lost at compile time with 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conversion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reduces code length</text:span></text:p>
          </draw:text-box>
        </draw:frame>
        <draw:frame draw:style-name="gr27" draw:text-style-name="P18" draw:layer="layout" svg:width="15.748cm" svg:height="2.054cm" svg:x="5.956cm" svg:y="10.126cm">
          <draw:text-box>
            <text:p text:style-name="P5"><text:span text:style-name="T28">print</text:span><text:span text:style-name="T15"> </text:span><text:span text:style-name="T13">&lt;</text:span><text:span text:style-name="T14">string</text:span><text:span text:style-name="T15"> </text:span><text:span text:style-name="T16">Message</text:span><text:span text:style-name="T13">&gt;</text:span></text:p>
          </draw:text-box>
        </draw:frame>
        <draw:frame draw:style-name="gr4" draw:text-style-name="P6" draw:layer="layout" svg:width="22.582cm" svg:height="2.004cm" svg:x="1.294cm" svg:y="5.67cm">
          <draw:text-box>
            <text:p text:style-name="P5"><text:span text:style-name="T3">- increases code readability</text:span></text:p>
          </draw:text-box>
        </draw:frame>
        <draw:frame draw:style-name="gr4" draw:text-style-name="P6" draw:layer="layout" svg:width="22.582cm" svg:height="2.004cm" svg:x="1.294cm" svg:y="7.622cm">
          <draw:text-box>
            <text:p text:style-name="P5"><text:span text:style-name="T3">- reduces code redundancy</text:span></text:p>
          </draw:text-box>
        </draw:frame>
        <draw:frame draw:style-name="gr28" draw:text-style-name="P13" draw:layer="layout" svg:width="13.97cm" svg:height="7.313cm" svg:x="6.934cm" svg:y="12.124cm">
          <draw:text-box>
            <text:p text:style-name="P7"><text:span text:style-name="T28">print</text:span><text:span text:style-name="T22"> </text:span><text:span text:style-name="T42">“Hello, world!”</text:span></text:p>
            <text:p text:style-name="P7"><text:span text:style-name="T28">print</text:span><text:span text:style-name="T42"> </text:span><text:span text:style-name="T43">4</text:span></text:p>
            <text:p text:style-name="P7"><text:span text:style-name="T28">print</text:span><text:span text:style-name="T42"> </text:span><text:span text:style-name="T16">Messages</text:span></text:p>
            <text:p text:style-name="P7"><text:span text:style-name="T28">print</text:span><text:span text:style-name="T42"> </text:span><text:span text:style-name="T16">Ca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5"><text:span text:style-name="T3">- helps model A.P.I.s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5"><text:span text:style-name="T3">- allows duck typing of types</text:span></text:p>
          </draw:text-box>
        </draw:frame>
        <draw:frame draw:style-name="gr29" draw:text-style-name="P6" draw:layer="layout" svg:width="25.376cm" svg:height="2.03cm" svg:x="0.994cm" svg:y="8.222cm">
          <draw:text-box>
            <text:p text:style-name="P5"><text:span text:style-name="T3">- Java abstract classing + <text:s/>interfaces</text:span></text:p>
          </draw:text-box>
        </draw:frame>
        <draw:frame draw:style-name="gr30" draw:text-style-name="P22" draw:layer="layout" svg:width="27.724cm" svg:height="3.807cm" svg:x="0.162cm" svg:y="15.545cm">
          <draw:text-box>
            <text:p text:style-name="P5"><text:span text:style-name="T27">define </text:span><text:span text:style-name="T40">&lt;</text:span><text:span text:style-name="T27">type</text:span><text:span text:style-name="T40">&gt;</text:span><text:span text:style-name="T22"> </text:span><text:span text:style-name="T25">comparable</text:span><text:span text:style-name="T22"> </text:span><text:span text:style-name="T28">to</text:span><text:span text:style-name="T22"> </text:span><text:span text:style-name="T13">&lt;</text:span><text:span text:style-name="T27">type</text:span><text:span text:style-name="T22"> </text:span><text:span text:style-name="T16">Type</text:span><text:span text:style-name="T13">&gt;</text:span><text:span text:style-name="T40">:</text:span></text:p>
            <text:p text:style-name="P5"><text:span text:style-name="T22"><text:tab/></text:span><text:span text:style-name="T27">template</text:span><text:span text:style-name="T22"> </text:span><text:span text:style-name="T40">&lt;</text:span><text:span text:style-name="T25">bit</text:span><text:span text:style-name="T40">&gt;</text:span><text:span text:style-name="T22"> </text:span><text:span text:style-name="T13">&lt;</text:span><text:span text:style-name="T27">this</text:span><text:span text:style-name="T13">&gt;</text:span><text:span text:style-name="T22"> </text:span><text:span text:style-name="T28">&gt;</text:span><text:span text:style-name="T22"> </text:span><text:span text:style-name="T13">&lt;</text:span><text:span text:style-name="T16">Type</text:span><text:span text:style-name="T13">&gt;</text:span><text:span text:style-name="T40">:;</text:span></text:p>
          </draw:text-box>
        </draw:frame>
        <draw:frame draw:style-name="gr2" draw:text-style-name="P8" draw:layer="layout" svg:width="28.007cm" svg:height="4.146cm" svg:x="0.005cm" svg:y="0.428cm">
          <draw:text-box>
            <text:p text:style-name="P7"><text:span text:style-name="T2">templates</text:span></text:p>
          </draw:text-box>
        </draw:frame>
        <draw:frame draw:style-name="gr26" draw:text-style-name="P6" draw:layer="layout" svg:width="26.963cm" svg:height="5.51cm" svg:x="1.04cm" svg:y="9.876cm">
          <draw:text-box>
            <text:p text:style-name="P5"><text:span text:style-name="T3">- template-full types allow classification of pre-existing types without modifi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librarie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allows use of existing programs</text:span></text:p>
          </draw:text-box>
        </draw:frame>
        <draw:frame draw:style-name="gr5" draw:text-style-name="P6" draw:layer="layout" svg:width="24.868cm" svg:height="3.757cm" svg:x="1.294cm" svg:y="5.67cm">
          <draw:text-box>
            <text:p text:style-name="P5"><text:span text:style-name="T3">- can have all the same optimizations and abilities as \English</text:span></text:p>
          </draw:text-box>
        </draw:frame>
        <draw:frame draw:style-name="gr4" draw:text-style-name="P6" draw:layer="layout" svg:width="23.852cm" svg:height="2.004cm" svg:x="1.294cm" svg:y="9.122cm">
          <draw:text-box>
            <text:p text:style-name="P5"><text:span text:style-name="T3">- C-like function/method definition: </text:span></text:p>
          </draw:text-box>
        </draw:frame>
        <draw:frame draw:style-name="gr26" draw:text-style-name="P11" draw:layer="layout" svg:width="27.884cm" svg:height="5.51cm" svg:x="0.408cm" svg:y="12.645cm">
          <draw:text-box>
            <text:p text:style-name="P7"><text:span text:style-name="T13">&lt;</text:span><text:span text:style-name="T27">type </text:span><text:span text:style-name="T31">Return Type</text:span><text:span text:style-name="T13">&gt;</text:span><text:span text:style-name="T15"> </text:span></text:p>
            <text:p text:style-name="P7"><text:span text:style-name="T41">(</text:span><text:span text:style-name="T23">\w</text:span><text:span text:style-name="T21">+</text:span><text:span text:style-name="T41">)\</text:span><text:span text:style-name="T17">(</text:span><text:span text:style-name="T41">(</text:span><text:span text:style-name="T13">&lt;</text:span><text:span text:style-name="T27">type </text:span><text:span text:style-name="T31">Arg Types</text:span><text:span text:style-name="T13">&gt;</text:span><text:span text:style-name="T15"> </text:span><text:span text:style-name="T23">\w</text:span><text:span text:style-name="T21">+</text:span><text:span text:style-name="T41">)</text:span><text:span text:style-name="T23">{</text:span><text:span text:style-name="T44">“, ”</text:span><text:span text:style-name="T23">}</text:span><text:span text:style-name="T41">\</text:span><text:span text:style-name="T17">)</text:span><text:span text:style-name="T15"> </text:span></text:p>
            <text:p text:style-name="P7"><text:span text:style-name="T41">\</text:span><text:span text:style-name="T17">{</text:span><text:span text:style-name="T15"> </text:span><text:span text:style-name="T13">&lt;</text:span><text:span text:style-name="T27">op</text:span><text:span text:style-name="T15"> </text:span><text:span text:style-name="T29">Ops</text:span><text:span text:style-name="T13">&gt;</text:span><text:span text:style-name="T21">*</text:span><text:span text:style-name="T41">\</text:span><text:span text:style-name="T17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19.226cm" svg:height="4.146cm" svg:x="4.65cm" svg:y="7.828cm">
          <draw:text-box>
            <text:p text:style-name="P7"><text:span text:style-name="T2">the compil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parsing</text:span></text:p>
          </draw:text-box>
        </draw:frame>
        <draw:frame draw:style-name="gr4" draw:text-style-name="P6" draw:layer="layout" svg:width="24.106cm" svg:height="2.004cm" svg:x="1.094cm" svg:y="3.968cm">
          <draw:text-box>
            <text:p text:style-name="P5"><text:span text:style-name="T3">- parsed as a C.D.G.</text:span></text:p>
          </draw:text-box>
        </draw:frame>
        <draw:frame draw:style-name="gr5" draw:text-style-name="P6" draw:layer="layout" svg:width="24.56cm" svg:height="3.757cm" svg:x="1.094cm" svg:y="10.768cm">
          <draw:text-box>
            <text:p text:style-name="P5"><text:span text:style-name="T3">- when new operators are defined, they are added to the data structure</text:span></text:p>
          </draw:text-box>
        </draw:frame>
        <draw:frame draw:style-name="gr5" draw:text-style-name="P6" draw:layer="layout" svg:width="24.106cm" svg:height="3.757cm" svg:x="1.094cm" svg:y="6.468cm">
          <draw:text-box>
            <text:p text:style-name="P5"><text:span text:style-name="T3">- operators organized into a trie-like data structure</text:span></text:p>
          </draw:text-box>
        </draw:frame>
        <draw:frame draw:style-name="gr5" draw:text-style-name="P6" draw:layer="layout" svg:width="25.576cm" svg:height="3.757cm" svg:x="1.094cm" svg:y="15.368cm">
          <draw:text-box>
            <text:p text:style-name="P5"><text:span text:style-name="T3">- scope is defined by file or the </text:span><text:span text:style-name="T27">run</text:span><text:span text:style-name="T3">…</text:span><text:span text:style-name="T27">using</text:span><text:span text:style-name="T3"> operat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requirements</text:span></text:p>
          </draw:text-box>
        </draw:frame>
        <draw:frame draw:style-name="gr4" draw:text-style-name="P6" draw:layer="layout" svg:width="23.522cm" svg:height="2.004cm" svg:x="2.64cm" svg:y="5.925cm">
          <draw:text-box>
            <text:p text:style-name="P5"><text:span text:style-name="T3">- compiles any given \English code</text:span></text:p>
          </draw:text-box>
        </draw:frame>
        <draw:frame draw:style-name="gr4" draw:text-style-name="P6" draw:layer="layout" svg:width="18.034cm" svg:height="2.004cm" svg:x="1.016cm" svg:y="4.338cm">
          <draw:text-box>
            <text:p text:style-name="P5"><text:span text:style-name="T3">- create \English compiler</text:span></text:p>
          </draw:text-box>
        </draw:frame>
        <draw:frame draw:style-name="gr4" draw:text-style-name="P6" draw:layer="layout" svg:width="15.902cm" svg:height="2.004cm" svg:x="1.116cm" svg:y="10.38cm">
          <draw:text-box>
            <text:p text:style-name="P5"><text:span text:style-name="T3">- create \English stdlib</text:span></text:p>
          </draw:text-box>
        </draw:frame>
        <draw:frame draw:style-name="gr4" draw:text-style-name="P6" draw:layer="layout" svg:width="25.576cm" svg:height="2.004cm" svg:x="2.694cm" svg:y="7.768cm">
          <draw:text-box>
            <text:p text:style-name="P5"><text:span text:style-name="T3">- handles final and CoW optimizations</text:span></text:p>
          </draw:text-box>
        </draw:frame>
        <draw:frame draw:style-name="gr4" draw:text-style-name="P6" draw:layer="layout" svg:width="25.084cm" svg:height="2.004cm" svg:x="2.916cm" svg:y="11.88cm">
          <draw:text-box>
            <text:p text:style-name="P5"><text:span text:style-name="T3">- numbers, strings, and other basics</text:span></text:p>
          </draw:text-box>
        </draw:frame>
        <draw:frame draw:style-name="gr4" draw:text-style-name="P6" draw:layer="layout" svg:width="9.044cm" svg:height="2.004cm" svg:x="1.116cm" svg:y="14.88cm">
          <draw:text-box>
            <text:p text:style-name="P5"><text:span text:style-name="T3">- create C lib</text:span></text:p>
          </draw:text-box>
        </draw:frame>
        <draw:frame draw:style-name="gr5" draw:text-style-name="P6" draw:layer="layout" svg:width="20.198cm" svg:height="3.757cm" svg:x="2.916cm" svg:y="16.38cm">
          <draw:text-box>
            <text:p text:style-name="P5"><text:span text:style-name="T3">- compiles C source code with \English or alo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1:46:42.747471363</meta:creation-date>
    <meta:editing-duration>PT3M48S</meta:editing-duration>
    <meta:editing-cycles>2</meta:editing-cycles>
    <meta:generator>LibreOffice/4.4.3.2$Linux_X86_64 LibreOffice_project/40m0$Build-2</meta:generator>
    <meta:initial-creator>Connor </meta:initial-creator>
    <dc:date>2015-09-29T11:50:27.446199950</dc:date>
    <dc:creator>Connor </dc:creator>
    <meta:document-statistic meta:object-count="189"/>
  </office:meta>
</office:document-meta>
</file>